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00000002996DC7DD3.jpg"/>
  <manifest:file-entry manifest:media-type="image/jpeg" manifest:full-path="Pictures/100000000000032000000196DB640D40.jpg"/>
  <manifest:file-entry manifest:media-type="image/jpeg" manifest:full-path="Pictures/1000000000000320000001CBB3006416.jpg"/>
  <manifest:file-entry manifest:media-type="image/jpeg" manifest:full-path="Pictures/1000000000000320000000AD55C7D183.jpg"/>
  <manifest:file-entry manifest:media-type="image/jpeg" manifest:full-path="Pictures/10000000000001D6000000F5069254E1.jpg"/>
  <manifest:file-entry manifest:media-type="image/png" manifest:full-path="Pictures/100000000000018A000000D37A983304.png"/>
  <manifest:file-entry manifest:media-type="image/jpeg" manifest:full-path="Pictures/100000000000032000000147ECF3B0D0.jpg"/>
  <manifest:file-entry manifest:media-type="image/jpeg" manifest:full-path="Pictures/100000000000027A0000012335CE79E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088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09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bitmap" draw:fill-image-name="Bitmape_20_5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bitmap" draw:fill-image-name="Bitmape_20_6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215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bitmap" draw:fill-image-name="Bitmape_20_7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bitmap" draw:fill-image-name="Bitmape_20_8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cm" fo:padding-left="0cm" fo:padding-right="0cm" fo:wrap-option="wrap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_20_1-title">
      <style:graphic-properties draw:stroke="none" svg:stroke-width="0cm" draw:fill="none" draw:textarea-vertical-align="top" draw:auto-grow-height="true" fo:min-height="2.386cm" fo:padding-top="0.035cm" fo:padding-bottom="0cm" fo:padding-left="0cm" fo:padding-right="0cm" fo:wrap-option="wrap"/>
    </style:style>
    <style:style style:name="pr3" style:family="presentation" style:parent-style-name="Обычный_20_1-notes">
      <style:graphic-properties draw:fill-color="#ffffff" fo:min-height="13.364cm"/>
    </style:style>
    <style:style style:name="pr4" style:family="presentation" style:parent-style-name="Обычный_20_2-notes">
      <style:graphic-properties draw:fill-color="#ffffff" fo:min-height="13.364cm"/>
    </style:style>
    <style:style style:name="pr5" style:family="presentation" style:parent-style-name="Обычный_20_1-title">
      <style:graphic-properties draw:auto-grow-height="true" fo:min-height="2.386cm"/>
    </style:style>
    <style:style style:name="pr6" style:family="presentation" style:parent-style-name="Обычный_20_3-title">
      <style:graphic-properties draw:stroke="none" svg:stroke-width="0cm" draw:fill="none" draw:textarea-vertical-align="top" draw:auto-grow-height="true" fo:min-height="2.386cm" fo:padding-top="0.035cm" fo:padding-bottom="0cm" fo:padding-left="0cm" fo:padding-right="0cm" fo:wrap-option="wrap"/>
    </style:style>
    <style:style style:name="pr7" style:family="presentation" style:parent-style-name="Обычный_20_3-notes">
      <style:graphic-properties draw:fill-color="#ffffff" fo:min-height="13.364cm"/>
    </style:style>
    <style:style style:name="P1" style:family="paragraph">
      <style:paragraph-properties fo:margin-left="0.035cm" fo:margin-right="0cm" fo:margin-top="0.035cm" fo:margin-bottom="0cm" fo:line-height="100%" fo:text-indent="0cm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P4" style:family="paragraph">
      <style:paragraph-properties fo:margin-left="0.035cm" fo:margin-right="0cm" fo:margin-top="0.035cm" fo:margin-bottom="0cm" fo:line-height="100%" fo:text-indent="0cm"/>
    </style:style>
    <style:style style:name="P5" style:family="paragraph">
      <style:paragraph-properties fo:margin-left="0cm" fo:margin-right="0cm" fo:margin-top="0.035cm" fo:margin-bottom="0cm" fo:line-height="100%" fo:text-indent="0cm">
        <style:tab-stops>
          <style:tab-stop style:position="1.199cm"/>
          <style:tab-stop style:position="1.201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035cm" fo:margin-bottom="0cm" fo:line-height="100%" fo:text-indent="0cm" style:font-independent-line-spacing="true">
        <style:tab-stops>
          <style:tab-stop style:position="1.199cm"/>
          <style:tab-stop style:position="1.201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088cm" fo:margin-bottom="0cm" fo:line-height="100%" fo:text-indent="0cm">
        <style:tab-stops>
          <style:tab-stop style:position="1.021cm"/>
          <style:tab-stop style:position="1.023cm"/>
        </style:tab-stops>
      </style:paragraph-properties>
      <style:text-properties fo:font-size="18pt"/>
    </style:style>
    <style:style style:name="P8" style:family="paragraph">
      <style:paragraph-properties fo:margin-left="0cm" fo:margin-right="0.014cm" fo:margin-top="0.053cm" fo:margin-bottom="0cm" fo:line-height="112%" fo:text-align="justify" fo:text-indent="0cm">
        <style:tab-stops>
          <style:tab-stop style:position="1.023cm"/>
        </style:tab-stops>
      </style:paragraph-properties>
      <style:text-properties fo:font-size="18pt"/>
    </style:style>
    <style:style style:name="P9" style:family="paragraph">
      <style:paragraph-properties fo:margin-left="0.035cm" fo:margin-right="3.771cm" fo:margin-top="0.035cm" fo:margin-bottom="0cm" fo:line-height="114%" fo:text-indent="0cm"/>
      <style:text-properties fo:font-size="18pt"/>
    </style:style>
    <style:style style:name="P10" style:family="paragraph">
      <style:paragraph-properties fo:margin-left="0.035cm" fo:margin-right="0.014cm" fo:margin-top="0.035cm" fo:margin-bottom="0cm" fo:line-height="114%" fo:text-indent="0cm"/>
      <style:text-properties fo:font-size="18pt"/>
    </style:style>
    <style:style style:name="P11" style:family="paragraph">
      <style:paragraph-properties fo:margin-left="0cm" fo:margin-right="0cm" fo:margin-top="0.109cm" fo:margin-bottom="0cm" fo:line-height="100%" fo:text-indent="0cm">
        <style:tab-stops>
          <style:tab-stop style:position="0.924cm"/>
          <style:tab-stop style:position="0.926cm"/>
        </style:tab-stops>
      </style:paragraph-properties>
      <style:text-properties fo:font-size="18pt"/>
    </style:style>
    <style:style style:name="P12" style:family="paragraph">
      <style:paragraph-properties fo:margin-left="0.035cm" fo:margin-right="0.014cm" fo:margin-top="0.035cm" fo:margin-bottom="0cm" fo:line-height="113%" fo:text-indent="0cm"/>
    </style:style>
    <style:style style:name="P13" style:family="paragraph">
      <style:paragraph-properties fo:margin-left="0.035cm" fo:margin-right="0.584cm" fo:margin-top="0.035cm" fo:margin-bottom="0cm" fo:line-height="113%" fo:text-indent="0cm"/>
      <style:text-properties fo:font-size="18pt"/>
    </style:style>
    <style:style style:name="P14" style:family="paragraph">
      <style:paragraph-properties fo:margin-left="0cm" fo:margin-right="0.041cm" fo:margin-top="0.035cm" fo:margin-bottom="0cm" fo:line-height="112%" fo:text-indent="0cm">
        <style:tab-stops>
          <style:tab-stop style:position="0.882cm"/>
          <style:tab-stop style:position="0.884cm"/>
        </style:tab-stops>
      </style:paragraph-properties>
      <style:text-properties fo:font-size="18pt"/>
    </style:style>
    <style:style style:name="P15" style:family="paragraph">
      <style:paragraph-properties fo:margin-left="0.035cm" fo:margin-right="0.014cm" fo:margin-top="0.035cm" fo:margin-bottom="0cm" fo:line-height="113%" fo:text-indent="0cm"/>
      <style:text-properties fo:font-size="18pt"/>
    </style:style>
    <style:style style:name="P16" style:family="paragraph">
      <style:paragraph-properties fo:margin-left="0cm" fo:margin-right="0cm" fo:margin-top="0.215cm" fo:margin-bottom="0cm" fo:line-height="100%" fo:text-indent="0cm">
        <style:tab-stops>
          <style:tab-stop style:position="1.245cm"/>
          <style:tab-stop style:position="1.247cm"/>
        </style:tab-stops>
      </style:paragraph-properties>
      <style:text-properties fo:font-size="18pt"/>
    </style:style>
    <style:style style:name="P17" style:family="paragraph">
      <style:paragraph-properties fo:margin-left="0cm" fo:margin-right="0cm" fo:margin-top="0.215cm" fo:margin-bottom="0cm" fo:line-height="100%" fo:text-indent="0cm" style:font-independent-line-spacing="true">
        <style:tab-stops>
          <style:tab-stop style:position="1.245cm"/>
          <style:tab-stop style:position="1.247cm"/>
        </style:tab-stops>
      </style:paragraph-properties>
      <style:text-properties fo:font-size="18pt"/>
    </style:style>
    <style:style style:name="P18" style:family="paragraph">
      <style:paragraph-properties fo:margin-left="0cm" fo:margin-right="0.014cm" fo:margin-top="0.035cm" fo:margin-bottom="0cm" fo:line-height="113%" fo:text-indent="0cm">
        <style:tab-stops>
          <style:tab-stop style:position="0.663cm"/>
        </style:tab-stops>
      </style:paragraph-properties>
      <style:text-properties fo:font-size="18pt"/>
    </style:style>
    <style:style style:name="P19" style:family="paragraph">
      <style:paragraph-properties fo:margin-left="0.035cm" fo:margin-right="0cm" fo:margin-top="0.125cm" fo:margin-bottom="0cm" fo:line-height="100%" fo:text-indent="0cm"/>
      <style:text-properties fo:font-size="18pt"/>
    </style:style>
    <style:style style:name="P20" style:family="paragraph">
      <style:paragraph-properties fo:margin-left="0.035cm" fo:margin-right="0cm" fo:margin-top="0.09cm" fo:margin-bottom="0cm" fo:line-height="100%" fo:text-indent="0cm"/>
      <style:text-properties fo:font-size="18pt"/>
    </style:style>
    <style:style style:name="P21" style:family="paragraph">
      <style:paragraph-properties fo:margin-left="0.035cm" fo:margin-right="5.764cm" fo:margin-top="0.09cm" fo:margin-bottom="0cm" fo:line-height="199%" fo:text-indent="0cm"/>
      <style:text-properties fo:font-size="18pt"/>
    </style:style>
    <style:style style:name="P22" style:family="paragraph">
      <style:paragraph-properties fo:margin-left="0.035cm" fo:margin-right="5.764cm" fo:margin-top="0.09cm" fo:margin-bottom="0cm" fo:line-height="100%" fo:text-indent="0cm"/>
      <style:text-properties fo:font-size="18pt"/>
    </style:style>
    <style:style style:name="P23" style:family="paragraph">
      <style:paragraph-properties fo:margin-left="0cm" fo:margin-right="5.764cm" fo:margin-top="0.002cm" fo:margin-bottom="0cm" fo:line-height="100%" fo:text-indent="0cm"/>
      <style:text-properties fo:font-size="18pt"/>
    </style:style>
    <style:style style:name="P24" style:family="paragraph">
      <style:paragraph-properties fo:margin-left="0.035cm" fo:margin-right="5.764cm" fo:margin-top="0.002cm" fo:margin-bottom="0cm" fo:line-height="100%" fo:text-indent="0cm"/>
      <style:text-properties fo:font-size="18pt"/>
    </style:style>
    <style:style style:name="P25" style:family="paragraph">
      <style:paragraph-properties fo:margin-left="0cm" fo:margin-right="5.764cm" fo:margin-top="0.004cm" fo:margin-bottom="0cm" fo:line-height="100%" fo:text-indent="0cm"/>
      <style:text-properties fo:font-size="18pt"/>
    </style:style>
    <style:style style:name="P26" style:family="paragraph">
      <style:paragraph-properties fo:margin-left="0.035cm" fo:margin-right="5.764cm" fo:margin-top="0.004cm" fo:margin-bottom="0cm" fo:line-height="100%" fo:text-indent="0cm"/>
      <style:text-properties fo:font-size="18pt"/>
    </style:style>
    <style:style style:name="T1" style:family="text">
      <style:text-properties fo:color="#ffffff" style:text-line-through-style="none" fo:font-family="Arial" fo:font-size="52pt" fo:letter-spacing="normal" fo:font-style="normal" style:text-underline-style="none" fo:font-weight="norm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T2" style:family="text">
      <style:text-properties fo:color="#adadad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3" style:family="text"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ffffff" style:text-line-through-style="none" fo:font-family="Verdana" fo:font-size="10pt" fo:letter-spacing="normal" fo:font-style="normal" style:text-underline-style="none" fo:font-weight="normal" style:font-size-asian="10pt" style:font-style-asian="normal" style:font-weight-asian="normal" style:font-family-complex="Verdana" style:font-size-complex="10pt" style:font-style-complex="normal" style:font-weight-complex="normal"/>
    </style:style>
    <style:style style:name="T6" style:family="text">
      <style:text-properties fo:color="#ffffff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ffffff" style:text-line-through-style="none" fo:font-family="Verdana" fo:font-size="12pt" fo:letter-spacing="normal" fo:font-style="normal" style:text-underline-style="none" fo:font-weight="normal" style:font-size-asian="12pt" style:font-style-asian="normal" style:font-weight-asian="normal" style:font-family-complex="Verdana" style:font-size-complex="12pt" style:font-style-complex="normal" style:font-weight-complex="normal"/>
    </style:style>
    <style:style style:name="T8" style:family="text">
      <style:text-properties fo:color="#4dd0e1" style:text-line-through-style="none" fo:font-family="Verdana" fo:font-size="30pt" fo:letter-spacing="normal" fo:font-style="normal" style:text-underline-style="solid" style:text-underline-width="bold" style:text-underline-color="#4dd0e1" fo:font-weight="normal" style:font-size-asian="30pt" style:font-style-asian="normal" style:font-weight-asian="normal" style:font-family-complex="Verdana" style:font-size-complex="30pt" style:font-style-complex="normal" style:font-weight-complex="normal"/>
    </style:style>
    <style:style style:name="T9" style:family="text">
      <style:text-properties fo:color="#ffffff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10" style:family="text">
      <style:text-properties style:text-line-through-style="none" fo:font-size="11pt" fo:letter-spacing="normal" fo:font-style="normal" style:text-underline-style="none" style:font-size-asian="11pt" style:font-style-asian="normal" style:font-size-complex="11pt" style:font-style-complex="normal"/>
    </style:style>
    <style:style style:name="T11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2" style:family="text">
      <style:text-properties fo:color="#ffffff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3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4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5" style:family="text">
      <style:text-properties fo:color="#ffffff" style:text-line-through-style="none" fo:font-family="'Times New Roman'" fo:font-size="27pt" fo:letter-spacing="normal" fo:font-style="normal" style:text-underline-style="none" fo:font-weight="normal" style:font-size-asian="27pt" style:font-style-asian="normal" style:font-weight-asian="normal" style:font-family-complex="'Times New Roman'" style:font-size-complex="27pt" style:font-style-complex="normal" style:font-weight-complex="normal"/>
    </style:style>
    <style:style style:name="T16" style:family="text">
      <style:text-properties fo:color="#ffffff" style:text-line-through-style="none" fo:font-family="'Times New Roman'" fo:font-size="16.5pt" fo:letter-spacing="normal" fo:font-style="normal" style:text-underline-style="none" fo:font-weight="normal" style:font-size-asian="16.5pt" style:font-style-asian="normal" style:font-weight-asian="normal" style:font-family-complex="'Times New Roman'" style:font-size-complex="16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dada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36cm" text:min-label-width="1.163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6cm" text:min-label-width="0.985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36cm" text:min-label-width="0.888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dd0e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36cm" text:min-label-width="0.84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36cm" text:min-label-width="1.209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-0.565cm"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1">
        <draw:custom-shape draw:name="object 2" draw:style-name="gr1" draw:text-style-name="P2" draw:layer="layout" svg:width="17.252cm" svg:height="2.236cm" svg:x="4.054cm" svg:y="5.227cm">
          <text:p text:style-name="P1"><text:span text:style-name="T1">FRONT-END SkillUP</text:span></text:p>
          <draw:enhanced-geometry svg:viewBox="0 0 21600 21600" draw:type="rectangle" draw:enhanced-path="M 0 0 L 21600 0 21600 21600 0 21600 0 0 Z N"/>
        </draw:custom-shape>
        <draw:custom-shape draw:name="object 3" draw:style-name="gr2" draw:text-style-name="P3" draw:layer="layout" svg:width="5.108cm" svg:height="1.221cm" svg:x="10.492cm" svg:y="8.036cm">
          <text:p text:style-name="P1"><text:span text:style-name="T2">занятие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ан заняття" draw:style-name="dp1" draw:master-page-name="Обычный_20_1" presentation:presentation-page-layout-name="AL1T11">
        <draw:frame draw:name="object 2" presentation:style-name="pr2" draw:text-style-name="P2" draw:layer="layout" svg:width="6.238cm" svg:height="2.421cm" svg:x="1.069cm" svg:y="1.4cm" presentation:class="title" presentation:user-transformed="true">
          <draw:text-box>
            <text:p text:style-name="P4"><text:span text:style-name="T3">План занятия </text:span></text:p>
          </draw:text-box>
        </draw:frame>
        <draw:custom-shape draw:name="object 3" draw:style-name="gr4" draw:text-style-name="P6" draw:layer="layout" svg:width="13.826cm" svg:height="2.392cm" draw:transform="skewX (-0.005235987755982) rotate (-0.0050614548319692) translate (1.174cm 3.379cm)">
          <text:list text:style-name="L4">
            <text:list-item>
              <text:p text:style-name="P5"><text:span text:style-name="T4">Процесс отображения <text:s/>страницы <text:s/></text:span></text:p>
            </text:list-item>
            <text:list-item>
              <text:p text:style-name="P5"><text:span text:style-name="T4">CSS</text:span></text:p>
            </text:list-item>
            <text:list-item>
              <text:p text:style-name="P5"><text:span text:style-name="T4">Практика таблицы, блоки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2" presentation:presentation-page-layout-name="AL1T11">
        <draw:custom-shape draw:name="object 2" draw:style-name="gr5" draw:text-style-name="P6" draw:layer="layout" svg:width="21.131cm" svg:height="2.392cm" svg:x="1.069cm" svg:y="1.414cm">
          <text:p text:style-name="P5"><text:span text:style-name="T4">Процесс отображения <text:s/>страницы </text:span></text:p>
          <text:p text:style-name="P5"><text:span text:style-name="T4"/></text:p>
          <text:p text:style-name="P5"><text:span text:style-name="T4">Последовательность работы браузера при отображении документа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bject 3" draw:style-name="gr6" draw:text-style-name="P2" draw:layer="layout" svg:width="22.956cm" svg:height="8.435cm" svg:x="1.351cm" svg:y="4.766cm">
          <text:p text:style-name="P7"><text:span text:style-name="T5">1.Из полученного HTML-документа формируется DOM (Document Object Model). </text:span></text:p>
          <text:p text:style-name="P7"><text:span text:style-name="T5"/></text:p>
          <text:p text:style-name="P7"><text:span text:style-name="T5">2.Загружаются и распознаются стили, формируется CSSOM (CSS Object Model).</text:span></text:p>
          <text:p text:style-name="P7"><text:span text:style-name="T5"/></text:p>
          <text:p text:style-name="P7"><text:span text:style-name="T5">3.На основе DOM и CSSOM формируется дерево рендеринга, или render tree - набор объектов рендеринга (Webkit использует термин «renderer», или «render object», а Gecko - «frame»). Render tree дублирует структуру DOM, но сюда не попадают невидимые элементы (например - &lt;head&gt; или элементы со стилем display: none;)</text:span></text:p>
          <text:p text:style-name="P7"><text:span text:style-name="T5"/></text:p>
          <text:p text:style-name="P8"><text:span text:style-name="T5">4.Также, каждая строка текста представлен в дереве рендеринга как отдельный renderer. Каждый объект рендеринга содержит соответствующий ему объект DOM (или блок текста), и рассчитан для этого объекта стиль. Проще говоря, render tree описывает визуальное представление DOM.</text:span></text:p>
          <text:p text:style-name="P8"><text:span text:style-name="T5"/></text:p>
          <text:p text:style-name="P8"><text:span text:style-name="T5">5.Для каждого элемента render tree рассчитывается положение на странице - происходит layout. Браузеры используют поточный метод (flow), при котором в большинстве случаев достаточно одного прохода для размещения всех элементов (для таблиц проходов нужно больше).</text:span></text:p>
          <text:p text:style-name="P8"><text:span text:style-name="T5"/></text:p>
          <text:p text:style-name="P8"><text:span text:style-name="T5">6.Наконец, происходит отражение в браузере - painting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aint" draw:style-name="dp1" draw:master-page-name="Обычный_20_1" presentation:presentation-page-layout-name="AL1T11">
        <draw:frame draw:name="object 2" presentation:style-name="pr2" draw:text-style-name="P2" draw:layer="layout" svg:width="3.474cm" svg:height="2.421cm" svg:x="1.069cm" svg:y="1.4cm" presentation:class="title" presentation:user-transformed="true">
          <draw:text-box>
            <text:p text:style-name="P4"><text:span text:style-name="T3">Repaint</text:span></text:p>
          </draw:text-box>
        </draw:frame>
        <draw:custom-shape draw:name="object 3" draw:style-name="gr1" draw:text-style-name="P2" draw:layer="layout" svg:width="2.398cm" svg:height="0.798cm" svg:x="1.069cm" svg:y="3.379cm">
          <text:p text:style-name="P1"><text:span text:style-name="T6">Repaint</text:span></text:p>
          <draw:enhanced-geometry svg:viewBox="0 0 21600 21600" draw:type="rectangle" draw:enhanced-path="M 0 0 L 21600 0 21600 21600 0 21600 0 0 Z N"/>
        </draw:custom-shape>
        <draw:custom-shape draw:name="object 4" draw:style-name="gr1" draw:text-style-name="P2" draw:layer="layout" svg:width="23.228cm" svg:height="2.991cm" svg:x="1.069cm" svg:y="4.715cm">
          <text:p text:style-name="P9"><text:span text:style-name="T7"/></text:p>
          <text:p text:style-name="P9"><text:span text:style-name="T7">В случае изменения стилей элемента, которые не влияют на его размеры и положение на странице (например, background-color, border-color, visibility)</text:span></text:p>
          <text:p text:style-name="P9"><text:span text:style-name="T7">браузер просто прорисовывает его заново, с учетом нового стиля - происходит repaint (или restyle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low" draw:style-name="dp1" draw:master-page-name="Обычный_20_1" presentation:presentation-page-layout-name="AL1T11">
        <draw:frame draw:name="object 2" presentation:style-name="pr2" draw:text-style-name="P2" draw:layer="layout" svg:width="3.089cm" svg:height="2.421cm" svg:x="1.069cm" svg:y="1.4cm" presentation:class="title" presentation:user-transformed="true">
          <draw:text-box>
            <text:p text:style-name="P4"><text:span text:style-name="T3">Reflow</text:span></text:p>
          </draw:text-box>
        </draw:frame>
        <draw:custom-shape draw:name="object 3" draw:style-name="gr1" draw:text-style-name="P2" draw:layer="layout" svg:width="22.667cm" svg:height="2.414cm" svg:x="1.069cm" svg:y="3.313cm">
          <text:p text:style-name="P10"><text:span text:style-name="T7"/></text:p>
          <text:p text:style-name="P10"><text:span text:style-name="T7">Если же изменения затрагивают содержание, структуру документа, положения элементов - происходит reflow (или relayout).</text:span></text:p>
          <text:p text:style-name="P10"><text:span text:style-name="T7">Причинами таких изменений обычно являются:</text:span></text:p>
          <draw:enhanced-geometry svg:viewBox="0 0 21600 21600" draw:type="rectangle" draw:enhanced-path="M 0 0 L 21600 0 21600 21600 0 21600 0 0 Z N"/>
        </draw:custom-shape>
        <draw:custom-shape draw:name="object 4" draw:style-name="gr7" draw:text-style-name="P2" draw:layer="layout" svg:width="17.809cm" svg:height="5.436cm" svg:x="1.448cm" svg:y="6.594cm">
          <text:p text:style-name="P11"><text:span text:style-name="T7"/></text:p>
          <text:list text:style-name="L6">
            <text:list-item>
              <text:p text:style-name="P11"><text:span text:style-name="T7">Манипуляции с DOM (добавление, удаление, изменение, перестановка элементов);</text:span></text:p>
            </text:list-item>
            <text:list-item>
              <text:p text:style-name="P11"><text:span text:style-name="T7">Изменение содержания, в т.ч. текста в полях форм;</text:span></text:p>
            </text:list-item>
            <text:list-item>
              <text:p text:style-name="P11"><text:span text:style-name="T7">Расчет или изменение CSS-свойств;</text:span></text:p>
            </text:list-item>
            <text:list-item>
              <text:p text:style-name="P11"><text:span text:style-name="T7">Добавление, удаление таблиц стилей;</text:span></text:p>
            </text:list-item>
            <text:list-item>
              <text:p text:style-name="P11"><text:span text:style-name="T7">Манипуляции с атрибутом class</text:span></text:p>
            </text:list-item>
            <text:list-item>
              <text:p text:style-name="P11"><text:span text:style-name="T7">Манипуляции с окном браузера - изменения размеров, прокрутка;</text:span></text:p>
            </text:list-item>
            <text:list-item>
              <text:p text:style-name="P11"><text:span text:style-name="T7">Активация псевдо-классов (например,: hover)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тимізація з боку браузера" draw:style-name="dp1" draw:master-page-name="Обычный_20_1" presentation:presentation-page-layout-name="AL1T11">
        <draw:frame draw:name="object 2" presentation:style-name="pr2" draw:text-style-name="P2" draw:layer="layout" svg:width="13.142cm" svg:height="2.421cm" svg:x="1.069cm" svg:y="1.4cm" presentation:class="title" presentation:user-transformed="true">
          <draw:text-box>
            <text:p text:style-name="P4"><text:span text:style-name="T3">Оптимизация <text:s/>со стороны браузера</text:span></text:p>
          </draw:text-box>
        </draw:frame>
        <draw:custom-shape draw:name="object 3" draw:style-name="gr1" draw:text-style-name="P2" draw:layer="layout" svg:width="23.143cm" svg:height="4.267cm" svg:x="1.069cm" svg:y="3.387cm">
          <text:p text:style-name="P1"><text:span text:style-name="T7"/></text:p>
          <text:p text:style-name="P1"><text:span text:style-name="T7">Браузеры по возможности локализуют repaint и reflow в пределах элементов,которые подвергли изменению.</text:span></text:p>
          <text:p text:style-name="P1"><text:span text:style-name="T7"/></text:p>
          <text:p text:style-name="P1"><text:span text:style-name="T7">Например, изменение размеров абсолютно или фиксировано позиционируемого элемента коснется только самого елемента и его потомков.</text:span></text:p>
          <text:p text:style-name="P1"><text:span text:style-name="T7"/></text:p>
          <text:p text:style-name="P1"><text:span text:style-name="T7">Изменение статически позиционируемого - повлечет reflow всех элементов, следующих за ним</text:span></text:p>
          <draw:enhanced-geometry svg:viewBox="0 0 21600 21600" draw:type="rectangle" draw:enhanced-path="M 0 0 L 21600 0 21600 21600 0 21600 0 0 Z N"/>
        </draw:custom-shape>
        <draw:custom-shape draw:name="object 4" draw:style-name="gr1" draw:text-style-name="P2" draw:layer="layout" svg:width="10.503cm" svg:height="1.314cm" svg:x="7.445cm" svg:y="8.415cm">
          <text:p text:style-name="P1"><text:span text:style-name="T8"><text:a xlink:href="http://taligarsiel.com/Projects/howbrowserswork1.htm">How browsers</text:a></text:span><text:span text:style-name="T8"><text:a xlink:href="http://taligarsiel.com/Projects/howbrowserswork1.htm"> </text:a></text:span><text:span text:style-name="T8"><text:a xlink:href="http://taligarsiel.com/Projects/howbrowserswork1.htm">work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1T11">
        <draw:custom-shape draw:name="object 2" draw:style-name="gr1" draw:text-style-name="P2" draw:layer="layout" svg:width="2.102cm" svg:height="1.221cm" svg:x="1.069cm" svg:y="1.4cm">
          <text:p text:style-name="P1"><text:span text:style-name="T9">CSS</text:span></text:p>
          <draw:enhanced-geometry svg:viewBox="0 0 21600 21600" draw:type="rectangle" draw:enhanced-path="M 0 0 L 21600 0 21600 21600 0 21600 0 0 Z N"/>
        </draw:custom-shape>
        <draw:frame draw:name="object 3" presentation:style-name="pr2" draw:text-style-name="P2" draw:layer="layout" svg:width="22.143cm" svg:height="2.421cm" svg:x="1cm" svg:y="2.8cm" presentation:class="title" presentation:user-transformed="true">
          <draw:text-box>
            <text:p text:style-name="P12"><text:span text:style-name="T10"><text:line-break/></text:span><text:span text:style-name="T10">Каскадные таблицы стилей (англ. Cascading Style Sheets или сокращенно CSS) - специальный язык, используемый для описания страниц, написанных на языках разметки данных.</text:span></text:p>
          </draw:text-box>
        </draw:frame>
        <draw:custom-shape draw:name="object 4" draw:style-name="gr1" draw:text-style-name="P2" draw:layer="layout" svg:width="22.691cm" svg:height="6.056cm" svg:x="1.109cm" svg:y="4.6cm">
          <text:p text:style-name="P13"><text:span text:style-name="T11"/></text:p>
          <text:p text:style-name="P13"><text:span text:style-name="T11">Чаще всего CSS используют для визуальной презентации страниц, написанных HTML и XHTML, но формат CSS может применяться к другим видам XML-документов.</text:span></text:p>
          <text:p text:style-name="P13"><text:span text:style-name="T11"/></text:p>
          <text:p text:style-name="P13"><text:span text:style-name="T11">Спецификации CSS были созданы и развиваются Консорциумом Всемирной сети.</text:span></text:p>
          <text:p text:style-name="P13"><text:span text:style-name="T11"/></text:p>
          <text:p text:style-name="P13"><text:span text:style-name="T11">Одно из главных преимуществ - возможность разделить содержание страницы (или контент, наполнение, обычно HTML, XML или подобный язык разметки) и вида документа (что описывается в CSS).</text:span></text:p>
          <text:p text:style-name="P13"><text:span text:style-name="T11"/></text:p>
          <text:p text:style-name="P13"><text:span text:style-name="T11">CSS также позволяет адаптировать контент к различным условиям отображения (на экране монитора, мобильного устройства (КПК), в распечатанном виде и т.д ..</text:span></text:p>
          <draw:enhanced-geometry svg:viewBox="0 0 21600 21600" draw:type="rectangle" draw:enhanced-path="M 0 0 L 21600 0 21600 21600 0 21600 0 0 Z N"/>
        </draw:custom-shape>
        <draw:custom-shape draw:name="object 5" draw:style-name="gr1" draw:text-style-name="P2" draw:layer="layout" svg:width="20.386cm" svg:height="1.466cm" svg:x="1.014cm" svg:y="11.534cm">
          <text:p text:style-name="P1"><text:span text:style-name="T11"/></text:p>
          <text:p text:style-name="P1"><text:span text:style-name="T11">Один и тот же HTML или XML документ может быть отображен по-разному в зависимости от использованного CS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переваги" draw:style-name="dp1" draw:master-page-name="Обычный_20_1" presentation:presentation-page-layout-name="AL1T11">
        <draw:frame draw:name="object 2" presentation:style-name="pr5" draw:layer="layout" svg:width="6.54cm" svg:height="2.386cm" svg:x="1.8cm" svg:y="0.951cm" presentation:class="title" presentation:user-transformed="true">
          <draw:text-box>
            <text:p>CSS преимущества </text:p>
          </draw:text-box>
        </draw:frame>
        <draw:custom-shape draw:name="object 3" draw:style-name="gr1" draw:text-style-name="P2" draw:layer="layout" svg:width="10.039cm" svg:height="7.236cm" svg:x="1.491cm" svg:y="3.337cm">
          <text:list text:style-name="L8">
            <text:list-item>
              <text:p text:style-name="P14"><text:span text:style-name="T12">Информация о стиле для всего сайта или его частей может содержаться в одном .css файле, что позволяет быстро производить изменения в дизайне и презентации страниц,</text:span></text:p>
            </text:list-item>
            <text:list-item>
              <text:p text:style-name="P14"><text:span text:style-name="T12">Различная информация о стиле для различных типов пользователей</text:span></text:p>
            </text:list-item>
            <text:list-item>
              <text:p text:style-name="P14"><text:span text:style-name="T12">Страницы уменьшаются в объеме и становятся более структурированными, поскольку информация о стиле отделена от текста;</text:span></text:p>
            </text:list-item>
            <text:list-item>
              <text:p text:style-name="P14"><text:span text:style-name="T12">Ускорение загрузки страниц и уменьшения объемов информации, передаваемой нагрузки на сервер и канал передачи. Достигается за счет того, что современные браузеры способны кэшировать (запоминать) информацию о стиле и использовать для всех страниц, а не загружать для каждого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bject 4" draw:style-name="gr8" draw:text-style-name="P2" draw:layer="layout" svg:width="12.434cm" svg:height="6.481cm" svg:x="12.099cm" svg:y="6.2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1">
        <draw:custom-shape draw:name="object 2" draw:style-name="gr9" draw:text-style-name="P3" draw:layer="layout" svg:width="11cm" svg:height="1.221cm" svg:x="1.4cm" svg:y="1.4cm">
          <text:p text:style-name="P1"><text:span text:style-name="T9">CSS подключение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bject 3" draw:style-name="gr1" draw:text-style-name="P2" draw:layer="layout" svg:width="22.272cm" svg:height="3.123cm" svg:x="0.928cm" svg:y="3.292cm">
          <text:p text:style-name="P15"><text:span text:style-name="T13"/></text:p>
          <text:p text:style-name="P15"><text:span text:style-name="T13">Чтобы включить таблицу стилей CSS, нужно сохранить код CSS в файл (это можно сделать любым текстовым редактором), например example.css, и затем включить или импортировать его в HTML страницу.</text:span></text:p>
          <draw:enhanced-geometry svg:viewBox="0 0 21600 21600" draw:type="rectangle" draw:enhanced-path="M 0 0 L 21600 0 21600 21600 0 21600 0 0 Z N"/>
        </draw:custom-shape>
        <draw:custom-shape draw:name="object 4" draw:style-name="gr10" draw:text-style-name="P2" draw:layer="layout" svg:width="22.911cm" svg:height="2.024cm" svg:x="1.244cm" svg:y="7.9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підключення" draw:style-name="dp1" draw:master-page-name="Обычный_20_3" presentation:presentation-page-layout-name="AL1T11">
        <draw:frame draw:name="object 2" presentation:style-name="pr6" draw:text-style-name="P2" draw:layer="layout" svg:width="8.139cm" svg:height="2.421cm" svg:x="1.069cm" svg:y="1.4cm" presentation:class="title" presentation:user-transformed="true">
          <draw:text-box>
            <text:p text:style-name="P4"><text:span text:style-name="T3">CSS подключение </text:span></text:p>
          </draw:text-box>
        </draw:frame>
        <draw:custom-shape draw:name="object 3" draw:style-name="gr11" draw:text-style-name="P2" draw:layer="layout" svg:width="12.369cm" svg:height="5.677cm" svg:x="6.515cm" svg:y="4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підключення" draw:style-name="dp1" draw:master-page-name="Обычный_20_3" presentation:presentation-page-layout-name="AL1T11">
        <draw:frame draw:name="object 2" presentation:style-name="pr6" draw:text-style-name="P2" draw:layer="layout" svg:width="8.139cm" svg:height="2.421cm" svg:x="1.069cm" svg:y="1.4cm" presentation:class="title" presentation:user-transformed="true">
          <draw:text-box>
            <text:p text:style-name="P4"><text:span text:style-name="T3">CSS подключение</text:span></text:p>
          </draw:text-box>
        </draw:frame>
        <draw:custom-shape draw:name="object 3" draw:style-name="gr12" draw:text-style-name="P2" draw:layer="layout" svg:width="21.166cm" svg:height="4.576cm" svg:x="2.369cm" svg:y="5.6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синтаксис" draw:style-name="dp1" draw:master-page-name="Обычный_20_1" presentation:presentation-page-layout-name="AL1T11">
        <draw:frame draw:name="object 2" presentation:style-name="pr2" draw:text-style-name="P2" draw:layer="layout" svg:width="6.938cm" svg:height="2.421cm" svg:x="1.069cm" svg:y="1.4cm" presentation:class="title" presentation:user-transformed="true">
          <draw:text-box>
            <text:p text:style-name="P4"><text:span text:style-name="T3">CSS синтаксис</text:span></text:p>
          </draw:text-box>
        </draw:frame>
        <draw:custom-shape draw:name="object 3" draw:style-name="gr1" draw:text-style-name="P2" draw:layer="layout" svg:width="23.025cm" svg:height="4.215cm" svg:x="1.069cm" svg:y="2.985cm">
          <text:p text:style-name="P10"><text:span text:style-name="T14"/></text:p>
          <text:p text:style-name="P10"><text:span text:style-name="T14">CSS имеет сравнительно простой синтаксис и использует немного английских слов для наименования различных составляющих стиля.</text:span></text:p>
          <text:p text:style-name="P10"><text:span text:style-name="T14">Стили состоят из списка правил. Каждое правило имеет один или более селекторов и блок определения. Блок определения состоит из окруженного фигурными скобками списка свойств.</text:span></text:p>
          <text:p text:style-name="P10"><text:span text:style-name="T14"/></text:p>
          <text:p text:style-name="P10"><text:span text:style-name="T14">Свойства в списке оформляются в виде название свойства, двоеточие (:), значение, точка с запятой (;).</text:span></text:p>
          <draw:enhanced-geometry svg:viewBox="0 0 21600 21600" draw:type="rectangle" draw:enhanced-path="M 0 0 L 21600 0 21600 21600 0 21600 0 0 Z N"/>
        </draw:custom-shape>
        <draw:custom-shape draw:name="object 4" draw:style-name="gr13" draw:text-style-name="P2" draw:layer="layout" svg:width="13.176cm" svg:height="5.385cm" svg:x="6.111cm" svg:y="8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селектори" draw:style-name="dp1" draw:master-page-name="Обычный_20_3" presentation:presentation-page-layout-name="AL1T11">
        <draw:frame draw:name="object 2" presentation:style-name="pr6" draw:text-style-name="P2" draw:layer="layout" svg:width="7.077cm" svg:height="2.421cm" svg:x="1.069cm" svg:y="1.4cm" presentation:class="title" presentation:user-transformed="true">
          <draw:text-box>
            <text:p text:style-name="P4"><text:span text:style-name="T3">CSS селекторы </text:span></text:p>
          </draw:text-box>
        </draw:frame>
        <draw:custom-shape draw:name="object 3" draw:style-name="gr14" draw:text-style-name="P2" draw:layer="layout" svg:width="18.106cm" svg:height="10.388cm" svg:x="3.646cm" svg:y="3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одаткова інформація" draw:style-name="dp1" draw:master-page-name="Обычный_20_1" presentation:presentation-page-layout-name="AL1T11">
        <draw:frame draw:name="object 2" presentation:style-name="pr2" draw:text-style-name="P2" draw:layer="layout" svg:width="10.415cm" svg:height="2.421cm" svg:x="1.069cm" svg:y="1.4cm" presentation:class="title" presentation:user-transformed="true">
          <draw:text-box>
            <text:p text:style-name="P4"><text:span text:style-name="T3">Дополнительная информация </text:span></text:p>
          </draw:text-box>
        </draw:frame>
        <draw:custom-shape draw:name="object 3" draw:style-name="gr15" draw:text-style-name="P17" draw:layer="layout" svg:width="13.072cm" svg:height="5.433cm" svg:x="1.128cm" svg:y="3.186cm">
          <text:list text:style-name="L9">
            <text:list-item>
              <text:p text:style-name="P16"><text:span text:style-name="T15">CSS комментарии</text:span></text:p>
            </text:list-item>
            <text:list-item>
              <text:p text:style-name="P16"><text:span text:style-name="T15">CSS единицы измерений </text:span></text:p>
            </text:list-item>
            <text:list-item>
              <text:p text:style-name="P16"><text:span text:style-name="T15">CSS цвета </text:span></text:p>
            </text:list-item>
            <text:list-item>
              <text:p text:style-name="P16"><text:span text:style-name="T15">CSS box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актика" draw:style-name="dp1" draw:master-page-name="Обычный_20_3" presentation:presentation-page-layout-name="AL1T11">
        <draw:frame draw:name="object 2" presentation:style-name="pr6" draw:text-style-name="P2" draw:layer="layout" svg:width="4.291cm" svg:height="2.421cm" svg:x="1.069cm" svg:y="1.4cm" presentation:class="title" presentation:user-transformed="true">
          <draw:text-box>
            <text:p text:style-name="P4"><text:span text:style-name="T3">Практика</text:span></text:p>
          </draw:text-box>
        </draw:frame>
        <draw:custom-shape draw:name="object 3" draw:style-name="gr16" draw:text-style-name="P2" draw:layer="layout" svg:width="14.078cm" svg:height="7.539cm" svg:x="5.66cm" svg:y="5.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омашнє завдання" draw:style-name="dp1" draw:master-page-name="Обычный_20_1" presentation:presentation-page-layout-name="AL1T11">
        <draw:frame draw:name="object 2" presentation:style-name="pr2" draw:text-style-name="P2" draw:layer="layout" svg:width="8.905cm" svg:height="2.421cm" svg:x="1.069cm" svg:y="1.4cm" presentation:class="title" presentation:user-transformed="true">
          <draw:text-box>
            <text:p text:style-name="P4"><text:span text:style-name="T3">Домашнее задание </text:span></text:p>
          </draw:text-box>
        </draw:frame>
        <draw:custom-shape draw:name="object 3" draw:style-name="gr1" draw:text-style-name="P2" draw:layer="layout" svg:width="23.122cm" svg:height="4.719cm" svg:x="1.069cm" svg:y="2.681cm">
          <text:p text:style-name="P18"><text:span text:style-name="T13"/></text:p>
          <text:p text:style-name="P18"><text:span text:style-name="T13">https://codepen.io/tholman/pen/EwlKd - пересмотреть, и попытаться объяснить почему именно такой цвет браузер отображает.</text:span></text:p>
          <text:p text:style-name="P18"><text:span text:style-name="T13"/></text:p>
          <text:p text:style-name="P18"><text:span text:style-name="T13">Используя блочную и табличную верстку (результатом должно быть два варианта), реализовать:</text:span></text:p>
          <draw:enhanced-geometry svg:viewBox="0 0 21600 21600" draw:type="rectangle" draw:enhanced-path="M 0 0 L 21600 0 21600 21600 0 21600 0 0 Z N"/>
        </draw:custom-shape>
        <draw:custom-shape draw:name="object 4" draw:style-name="gr17" draw:text-style-name="P2" draw:layer="layout" svg:width="11.096cm" svg:height="5.631cm" svg:x="1.177cm" svg:y="7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Література" draw:style-name="dp1" draw:master-page-name="Обычный_20_1" presentation:presentation-page-layout-name="AL1T11">
        <draw:frame draw:name="object 2" presentation:style-name="pr2" draw:text-style-name="P2" draw:layer="layout" svg:width="5.081cm" svg:height="2.421cm" svg:x="1.069cm" svg:y="1.4cm" presentation:class="title" presentation:user-transformed="true">
          <draw:text-box>
            <text:p text:style-name="P4"><text:span text:style-name="T3">Литература </text:span></text:p>
          </draw:text-box>
        </draw:frame>
        <draw:custom-shape draw:name="object 3" draw:style-name="gr18" draw:text-style-name="P2" draw:layer="layout" svg:width="22.25cm" svg:height="9.985cm" svg:x="1.069cm" svg:y="3.292cm">
          <text:p text:style-name="P19"><text:span text:style-name="T13">CSS 3:</text:span></text:p>
          <text:p text:style-name="P20"><text:span text:style-name="T13"><text:a xlink:href="http://ptgmedia.pearsoncmg.com/images/9780321888938/samplepages/0321888936.pdf">http://ptgmedia.pearsoncmg.com/images/9780321888938/samplepages/0321888936.pdf</text:a></text:span></text:p>
          <text:p text:style-name="P21"><text:span text:style-name="T13">CSS History:</text:span><text:span text:style-name="T13"><text:a xlink:href="http://en.wikipedia.org/wiki/Cascading_Style_Sheets"> http://en.wikipedia.org/wiki/Cascading_Style_Sheets </text:a></text:span><text:span text:style-name="T13"> Non-standard fonts:</text:span></text:p>
          <text:p text:style-name="P22"><text:span text:style-name="T13"><text:a xlink:href="http://www.acumensoftwaredesign.com/css/non-standard-fonts-css-tricks">http://www.acumensoftwaredesign.com/css/non-standard-fonts-css-tricks</text:a></text:span></text:p>
          <text:p text:style-name="P23"><text:span text:style-name="T16"/></text:p>
          <text:p text:style-name="P24"><text:span text:style-name="T13">Efficient CSS:</text:span></text:p>
          <text:p text:style-name="P22"><text:span text:style-name="T13"><text:a xlink:href="http://speckyboy.com/2011/03/08/website-speed-part-1-write-more-efficient-css/">http://speckyboy.com/2011/03/08/website-speed-part-1-write-more-efficient-css/</text:a></text:span></text:p>
          <text:p text:style-name="P25"><text:span text:style-name="T16"/></text:p>
          <text:p text:style-name="P26"><text:span text:style-name="T13">Media Queries:</text:span><text:span text:style-name="T13"><text:a xlink:href="http://frontender.com.ua/media-queries/#media-1"> </text:a></text:span><text:span text:style-name="T13"><text:a xlink:href="http://frontender.com.ua/media-queries/#media-1">http://frontender.com.ua/media-queries/#media-1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D6000000F5069254E1.jpg" xlink:type="simple" xlink:show="embed" xlink:actuate="onLoad"/>
    <draw:fill-image draw:name="Bitmape_20_2" draw:display-name="Bitmape 2" xlink:href="Pictures/10000000000001D00000002996DC7DD3.jpg" xlink:type="simple" xlink:show="embed" xlink:actuate="onLoad"/>
    <draw:fill-image draw:name="Bitmape_20_3" draw:display-name="Bitmape 3" xlink:href="Pictures/100000000000027A0000012335CE79EC.jpg" xlink:type="simple" xlink:show="embed" xlink:actuate="onLoad"/>
    <draw:fill-image draw:name="Bitmape_20_4" draw:display-name="Bitmape 4" xlink:href="Pictures/1000000000000320000000AD55C7D183.jpg" xlink:type="simple" xlink:show="embed" xlink:actuate="onLoad"/>
    <draw:fill-image draw:name="Bitmape_20_5" draw:display-name="Bitmape 5" xlink:href="Pictures/100000000000032000000147ECF3B0D0.jpg" xlink:type="simple" xlink:show="embed" xlink:actuate="onLoad"/>
    <draw:fill-image draw:name="Bitmape_20_6" draw:display-name="Bitmape 6" xlink:href="Pictures/1000000000000320000001CBB3006416.jpg" xlink:type="simple" xlink:show="embed" xlink:actuate="onLoad"/>
    <draw:fill-image draw:name="Bitmape_20_7" draw:display-name="Bitmape 7" xlink:href="Pictures/100000000000018A000000D37A983304.png" xlink:type="simple" xlink:show="embed" xlink:actuate="onLoad"/>
    <draw:fill-image draw:name="Bitmape_20_8" draw:display-name="Bitmape 8" xlink:href="Pictures/100000000000032000000196DB640D40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121" draw:textarea-vertical-align="top" draw:auto-grow-height="false" fo:min-height="0cm" fo:min-width="0cm" fo:padding-top="0cm" fo:padding-bottom="0cm" fo:padding-left="0cm" fo:padding-right="0cm" fo:wrap-option="wrap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cm" fo:padding-bottom="0cm" fo:padding-left="0cm" fo:padding-right="0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1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Обычный_20_3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4" style:family="presentation" style:parent-style-name="Обычный_20_3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5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8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custom-shape draw:name="bk object 16" draw:style-name="Mgr3" draw:text-style-name="MP3" draw:layer="backgroundobjects" svg:width="25.399cm" svg:height="14.287cm" svg:x="0cm" svg:y="0cm">
        <text:p/>
        <draw:enhanced-geometry draw:mirror-horizontal="false" draw:mirror-vertical="false" svg:viewBox="0 0 9144000 5143500" draw:type="non-primitive" draw:enhanced-path="M 0 0 L 9143999 0 9143999 5143499 0 5143499 0 0 Z N">
          <draw:equation draw:name="f0" draw:formula="width"/>
          <draw:equation draw:name="f1" draw:formula="height"/>
        </draw:enhanced-geometry>
      </draw:custom-shape>
      <draw:frame draw:name="Holder 2" presentation:style-name="Mpr1" draw:text-style-name="MP3" draw:layer="backgroundobjects" svg:width="23.262cm" svg:height="2.386cm" svg:x="1.069cm" svg:y="1.4cm" presentation:class="title" presentation:user-transformed="true">
        <draw:text-box>
          <text:p text:style-name="MP4"><text:span text:style-name="MT1">Для правки текста заголовка щелкните мышью</text:span></text:p>
        </draw:text-box>
      </draw:frame>
      <draw:frame draw:name="Holder 4" presentation:style-name="Mpr2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2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8-07-30">30.7.18</text:date></text:span></text:p>
        </draw:text-box>
      </draw:frame>
      <draw:frame draw:name="Holder 6" presentation:style-name="Mpr2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bk object 16" draw:style-name="Mgr3" draw:text-style-name="MP3" draw:layer="backgroundobjects" svg:width="25.399cm" svg:height="14.287cm" svg:x="0cm" svg:y="0cm">
        <text:p/>
        <draw:enhanced-geometry draw:mirror-horizontal="false" draw:mirror-vertical="false" svg:viewBox="0 0 9144000 5143500" draw:type="non-primitive" draw:enhanced-path="M 0 0 L 9143999 0 9143999 5143499 0 5143499 0 0 Z N">
          <draw:equation draw:name="f0" draw:formula="width"/>
          <draw:equation draw:name="f1" draw:formula="height"/>
        </draw:enhanced-geometry>
      </draw:custom-shape>
      <draw:frame draw:name="Holder 2" presentation:style-name="Mpr5" draw:text-style-name="MP3" draw:layer="backgroundobjects" svg:width="23.262cm" svg:height="1.255cm" svg:x="1.069cm" svg:y="1.4cm" presentation:class="title" presentation:user-transformed="true">
        <draw:text-box>
          <text:p text:style-name="MP4"><text:span text:style-name="MT3">Для правки текста заголовка щелкните мышью</text:span></text:p>
        </draw:text-box>
      </draw:frame>
      <draw:frame draw:name="Holder 3" presentation:style-name="Mpr6" draw:text-style-name="MP3" draw:layer="backgroundobjects" svg:width="23.262cm" svg:height="8.536cm" svg:x="1.069cm" svg:y="3.292cm" presentation:class="outline" presentation:user-transformed="true">
        <draw:text-box>
          <text:p text:style-name="MP10"><text:span text:style-name="MT1">Для правки структуры щелкните мышью</text:span></text:p>
          <text:list text:style-name="ML4">
            <text:list-item>
              <text:list>
                <text:list-item>
                  <text:p text:style-name="MP10"><text:span text:style-name="MT1">Второй уровень структуры</text:span></text:p>
                  <text:list>
                    <text:list-item>
                      <text:p text:style-name="MP10"><text:span text:style-name="MT1">Третий уровень структуры</text:span></text:p>
                      <text:list>
                        <text:list-item>
                          <text:p text:style-name="MP10"><text:span text:style-name="MT1">Четвёртый уровень структуры</text:span></text:p>
                          <text:list>
                            <text:list-item>
                              <text:p text:style-name="MP10"><text:span text:style-name="MT1">Пятый уровень структуры</text:span></text:p>
                              <text:list>
                                <text:list-item>
                                  <text:p text:style-name="MP10"><text:span text:style-name="MT1">Шестой уровень структуры</text:span></text:p>
                                  <text:list>
                                    <text:list-item>
                                      <text:p text:style-name="MP10"><text:span text:style-name="MT1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1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1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8-07-30">30.7.18</text:date></text:span></text:p>
        </draw:text-box>
      </draw:frame>
      <draw:frame draw:name="Holder 6" presentation:style-name="Mpr7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bk object 16" draw:style-name="Mgr3" draw:text-style-name="MP3" draw:layer="backgroundobjects" svg:width="25.399cm" svg:height="14.287cm" svg:x="0cm" svg:y="0cm">
        <text:p/>
        <draw:enhanced-geometry draw:mirror-horizontal="false" draw:mirror-vertical="false" svg:viewBox="0 0 9144000 5143500" draw:type="non-primitive" draw:enhanced-path="M 0 0 L 9143999 0 9143999 5143499 0 5143499 0 0 Z N">
          <draw:equation draw:name="f0" draw:formula="width"/>
          <draw:equation draw:name="f1" draw:formula="height"/>
        </draw:enhanced-geometry>
      </draw:custom-shape>
      <draw:frame draw:name="Holder 2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0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8-07-30">30.7.18</text:date></text:span></text:p>
        </draw:text-box>
      </draw:frame>
      <draw:frame draw:name="Holder 4" presentation:style-name="Mpr10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draw:frame presentation:style-name="Обычный_20_2-title" draw:layer="backgroundobjects" svg:width="22.859cm" svg:height="2.385cm" svg:x="1.27cm" svg:y="0.57cm" presentation:class="title" presentation:placeholder="true">
        <draw:text-box/>
      </draw:frame>
      <draw:frame presentation:style-name="Обычный_20_2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9.797cm" svg:height="11.136cm" svg:x="0.601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3" style:display-name="Обычный 3" style:page-layout-name="PM1" draw:style-name="Mdp1">
      <draw:custom-shape draw:name="bk object 16" draw:style-name="Mgr3" draw:text-style-name="MP3" draw:layer="backgroundobjects" svg:width="25.399cm" svg:height="14.287cm" svg:x="0cm" svg:y="0cm">
        <text:p/>
        <draw:enhanced-geometry draw:mirror-horizontal="false" draw:mirror-vertical="false" svg:viewBox="0 0 9144000 5143500" draw:type="non-primitive" draw:enhanced-path="M 0 0 L 9143999 0 9143999 5143499 0 5143499 0 0 Z N">
          <draw:equation draw:name="f0" draw:formula="width"/>
          <draw:equation draw:name="f1" draw:formula="height"/>
        </draw:enhanced-geometry>
      </draw:custom-shape>
      <draw:frame draw:name="Holder 2" presentation:style-name="Mpr13" draw:text-style-name="MP3" draw:layer="backgroundobjects" svg:width="23.262cm" svg:height="1.255cm" svg:x="1.069cm" svg:y="1.4cm" presentation:class="title" presentation:user-transformed="true">
        <draw:text-box>
          <text:p text:style-name="MP4"><text:span text:style-name="MT3">Для правки текста заголовка щелкните мышью</text:span></text:p>
        </draw:text-box>
      </draw:frame>
      <draw:frame draw:name="Holder 3" presentation:style-name="Mpr1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4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8-07-30">30.7.18</text:date></text:span></text:p>
        </draw:text-box>
      </draw:frame>
      <draw:frame draw:name="Holder 5" presentation:style-name="Mpr14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draw:frame presentation:style-name="Обычный_20_3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Обычный_20_3-title" draw:layer="backgroundobjects" svg:width="19.797cm" svg:height="11.136cm" svg:x="0.601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7-30T16:23:43.24</dc:date>
    <meta:document-statistic meta:object-count="135"/>
    <meta:generator>OpenOffice/4.1.3$Win32 OpenOffice.org_project/413m1$Build-9783</meta:generator>
  </office:meta>
</office:document-meta>
</file>